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a933" fo:font-weight="bold" style:font-weight-asian="bold" style:font-weight-complex="bold"/>
    </style:style>
    <style:style style:name="ce13" style:family="table-cell" style:parent-style-name="Default"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2a6099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pd1">
      <style:table-cell-properties fo:background-color="#ff99ff"/>
    </style:style>
    <style:style style:name="ce17" style:family="table-cell" style:parent-style-name="Default">
      <style:table-cell-properties fo:background-color="#ff99ff"/>
    </style:style>
    <style:style style:name="ce18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19" style:family="table-cell" style:parent-style-name="pd1">
      <style:table-cell-properties fo:background-color="#99ff66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2" style:family="table-cell" style:parent-style-name="Default"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ff6600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2" table:default-cell-style-name="ce24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6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9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3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5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</text:p>
          </table:table-cell>
          <table:table-cell/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2"/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2"/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2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2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2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2"/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2"/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2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3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2"/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2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2"/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2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2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2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3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18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2"/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1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2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2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2"/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2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2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2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2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2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3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2"/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1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2"/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2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2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3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2"/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2"/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 table:number-rows-repeated="1048388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18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0">00/00/0000</text:date>, <text:time style:data-style-name="N2" text:time-value="18:56:51.948012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8-20T18:58:11.358442209</dc:date>
    <meta:editing-duration>P45DT21H55M29S</meta:editing-duration>
    <meta:editing-cycles>378</meta:editing-cycles>
    <dc:creator>Michael </dc:creator>
    <meta:document-statistic meta:table-count="2" meta:cell-count="4565" meta:object-count="0"/>
  </office:meta>
</office:document-meta>
</file>